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art 3</text:span></text:p>
      <text:p text:style-name="Standard"/>
      <text:p text:style-name="Standard">Comparison of all three programming language implementations:</text:p>
      <text:p text:style-name="Standard"/>
      <text:p text:style-name="Standard"><text:s text:c="4"/>For this assignment we chose to complete the task in the programming languages C++, Java, and Python. When comparing the main attributes of these languages the first to describe is readability. In this scenario Python is the most readable of the three languages. Its required indentation leaves no doubt as to which statements reside in which function or loop. Also, Python reads much more like the English language than the other two programming languages provided. Java in this example is slightly more readable than the C++ code, however it proves itself to almost be too verbose. Although the message of the code is clearly defined, the implementation lines of this code are much longer than their C++ or Python counterparts. For C++ it is reasonably readable, expressing the idea of the code clearly, but it is not as concise or clear as its Python equivalent. Next in terms of writability Python proves to work the best. With these very simple function-based scenarios python is able to excel with its simple variable declarations, print statements, and its use of indentation rather than brackets. C++ is the next most writable in this problem as it is less verbose, but requires a similar structure to that of Java. The previous order is also true for both the properties of overall simplicity and orthogonality. In short, this example deals with six simple functions that work by converting strings and integers into desired output. In this simple environment Python proves the most useful, as its ability to avoid variable type declaration and its inherently readable and writable syntax allow it to implement this code in the most effective manner. Since this example is so short; Java’s exceptional type checking with C++’s speed and efficiency never get a chance to play into the equation.</text:p>
      <text:p text:style-name="Standard"/>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3" meta:word-count="307" meta:character-count="1873" meta:non-whitespace-character-count="1565"/>
    <meta:generator>LibreOfficeDev/6.0.5.2$Linux_X86_64 LibreOffice_project/</meta:generator>
  </office:meta>
</office:document-meta>
</file>